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3" style:family="paragraph" style:parent-style-name="Text_20_body">
      <style:text-properties style:font-name="Arial" fo:font-size="6pt" style:font-size-asian="6pt" style:font-size-complex="6pt"/>
    </style:style>
    <style:style style:name="P54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6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text-position="super 58%" fo:font-style="italic" style:font-style-asian="italic" style:font-style-complex="italic"/>
    </style:style>
    <style:style style:name="T70" style:family="text">
      <style:text-properties fo:language="en" fo:country="none"/>
    </style:style>
    <style:style style:name="T71" style:family="text">
      <style:text-properties style:font-name="Times New Roman" fo:language="en" fo:country="US" style:font-name-complex="Symbol"/>
    </style:style>
    <style:style style:name="T72" style:family="text">
      <style:text-properties style:text-underline-style="none"/>
    </style:style>
    <style:style style:name="T73" style:family="text">
      <style:text-properties style:font-name="sans-serif" fo:language="en" fo:country="US" style:font-name-complex="Arial"/>
    </style:style>
    <style:style style:name="T74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5" style:family="text">
      <style:text-properties style:font-name="sans-serif" fo:font-size="9pt" fo:language="en" fo:country="US" style:font-size-asian="9pt" style:font-name-complex="Arial" style:font-size-complex="9pt"/>
    </style:style>
    <style:style style:name="T76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7" style:family="text">
      <style:text-properties style:font-name="sans-serif" fo:font-size="9pt" fo:language="ru" fo:country="RU" style:font-size-asian="9pt" style:font-name-complex="Arial" style:font-size-complex="9pt"/>
    </style:style>
    <style:style style:name="T78" style:family="text">
      <style:text-properties style:font-name="sans-serif" fo:font-size="6pt" fo:language="en" fo:country="US" style:font-size-asian="6pt" style:font-name-complex="Arial" style:font-size-complex="6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1">CALIBRATION CERTIFICATE</text:p>
      <text:p text:style-name="P11"/>
      <text:p text:style-name="P50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4">Measurement range for:</text:span><text:span text:style-name="T73"><text:line-break/></text:span><text:span text:style-name="T75"><text:tab/>-</text:span><text:span text:style-name="Знак_20_примечания"><text:span text:style-name="T79"> <text:s/></text:span></text:span><text:span text:style-name="T75">i</text:span><text:span text:style-name="T77">ndividual dose equivalent:<text:tab/><text:tab/><text:tab/><text:tab/></text:span><text:span text:style-name="T76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7"><text:line-break/><text:tab/>-</text:span><text:span text:style-name="Знак_20_примечания"><text:span text:style-name="T79"> <text:s/></text:span></text:span><text:span text:style-name="T75">i</text:span><text:span text:style-name="T77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78"><text:line-break/></text:span></text:p>
      <text:p text:style-name="P5">Measurement error:</text:p>
      <text:p text:style-name="P33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2"><text:span text:style-name="T81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1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60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1">±20</text:span><text:span text:style-name="T49">%<text:line-break/></text:span><text:span text:style-name="T51"><text:tab/>- <text:s/>dose rate coefficient of variation (10µ</text:span><text:span text:style-name="T53">Sv/h</text:span><text:span text:style-name="T51">≤</text:span><text:span text:style-name="T53">Ḣ</text:span><text:span text:style-name="T51">&lt;60µ</text:span><text:span text:style-name="T53">Sv/h</text:span><text:span text:style-name="T51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9">%</text:span><text:span text:style-name="T51"><text:line-break/><text:tab/>- <text:s/>dose rate coefficient of variation (</text:span><text:span text:style-name="T59">Ḣ</text:span><text:span text:style-name="T62">⩾60µ</text:span><text:span text:style-name="T59">Sv/h</text:span><text:span text:style-name="T51">)<text:tab/><text:tab/></text:span><text:span text:style-name="T61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9"/>
      <text:p text:style-name="P4"><text:span text:style-name="T47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54"/>
      <text:p text:style-name="P55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5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9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3">Dose rate measurement</text:p>
            <text:p text:style-name="P39"><text:span text:style-name="T19">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3">±</text:span><text:span text:style-name="T57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4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6" office:value-type="string">
            <text:p text:style-name="P20">80<text:span text:style-name="T32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3">±</text:span><text:span text:style-name="T57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4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B/1 </text:span><text:span text:style-name="T19">(</text:span><text:span text:style-name="T71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3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28">±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3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4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9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2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30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41">Background</text:p>
          </table:table-cell>
          <table:table-cell table:style-name="t2.B3" office:value-type="string">
            <text:p text:style-name="P44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4">$2-bg0</text:p>
              <text:p text:style-name="P44">$2-bg1</text:p>
              <text:p text:style-name="P44">$2-bg2</text:p>
              <text:p text:style-name="P44">$2-bg3</text:p>
              <text:p text:style-name="P44">$2-bg4</text:p>
              <text:p text:style-name="P44">$2-bg5</text:p>
              <text:p text:style-name="P44">$2-bg6</text:p>
              <text:p text:style-name="P44">$2-bg7</text:p>
              <text:p text:style-name="P40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4">$2-m00</text:p>
              <text:p text:style-name="P44">$2-m01</text:p>
              <text:p text:style-name="P44">$2-m02</text:p>
              <text:p text:style-name="P44">$2-m03</text:p>
              <text:p text:style-name="P44">$2-m04</text:p>
              <text:p text:style-name="P44">$2-m05</text:p>
              <text:p text:style-name="P44">$2-m06</text:p>
              <text:p text:style-name="P44">$2-m07</text:p>
              <text:p text:style-name="P44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14"><text:span text:style-name="T63">±</text:span><text:span text:style-name="T57">20</text:span></text:p>
          </table:table-cell>
          <table:table-cell table:style-name="t2.B3" office:value-type="string">
            <text:p text:style-name="P21">$2-q0</text:p>
          </table:table-cell>
          <table:table-cell table:style-name="t2.I3" office:value-type="string">
            <text:p text:style-name="P34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4">$2-m11</text:p>
              <text:p text:style-name="P44">$2-m12</text:p>
              <text:p text:style-name="P44">$2-m13</text:p>
              <text:p text:style-name="P44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1</text:p>
          </table:table-cell>
          <table:table-cell table:style-name="t2.I3" office:value-type="string">
            <text:p text:style-name="P34">±15</text:p>
          </table:table-cell>
        </table:table-row>
        <table:table-row>
          <table:table-cell table:style-name="t2.A6" office:value-type="string">
            <text:p text:style-name="P20">80<text:span text:style-name="T32">.</text:span>0 mSv/h</text:p>
          </table:table-cell>
          <table:table-cell table:style-name="t2.B6" office:value-type="string">
            <text:p text:style-name="P21">$2-n2</text:p>
          </table:table-cell>
          <table:table-cell table:style-name="t2.B6" office:value-type="string">
            <text:p text:style-name="P21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44">$2-m21</text:p>
              <text:p text:style-name="P44">$2-m22</text:p>
              <text:p text:style-name="P44">$2-m23</text:p>
              <text:p text:style-name="P44">$2-m24</text:p>
            </text:section>
          </table:table-cell>
          <table:table-cell table:style-name="t2.B6" office:value-type="string">
            <text:p text:style-name="P21">$2-av2</text:p>
          </table:table-cell>
          <table:table-cell table:style-name="t2.B6" office:value-type="string">
            <text:p text:style-name="P21">$2-o2</text:p>
          </table:table-cell>
          <table:table-cell table:style-name="t2.B6" office:value-type="string">
            <text:p text:style-name="P14"><text:span text:style-name="T63">±</text:span><text:span text:style-name="T57">19</text:span></text:p>
          </table:table-cell>
          <table:table-cell table:style-name="t2.B6" office:value-type="string">
            <text:p text:style-name="P21">$2-q2</text:p>
          </table:table-cell>
          <table:table-cell table:style-name="t2.I6" office:value-type="string">
            <text:p text:style-name="P34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9"><text:span text:style-name="T19">AT2503B/1 (</text:span><text:span text:style-name="T71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2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3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27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28">±5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3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27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4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9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3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41">Background</text:p>
          </table:table-cell>
          <table:table-cell table:style-name="t3.B3" office:value-type="string">
            <text:p text:style-name="P44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4">$3-bg0</text:p>
              <text:p text:style-name="P44">$3-bg1</text:p>
              <text:p text:style-name="P44">$3-bg2</text:p>
              <text:p text:style-name="P44">$3-bg3</text:p>
              <text:p text:style-name="P44">$3-bg4</text:p>
              <text:p text:style-name="P44">$3-bg5</text:p>
              <text:p text:style-name="P44">$3-bg6</text:p>
              <text:p text:style-name="P44">$3-bg7</text:p>
              <text:p text:style-name="P40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4">$3-m00</text:p>
              <text:p text:style-name="P44">$3-m01</text:p>
              <text:p text:style-name="P44">$3-m02</text:p>
              <text:p text:style-name="P44">$3-m03</text:p>
              <text:p text:style-name="P44">$3-m04</text:p>
              <text:p text:style-name="P44">$3-m05</text:p>
              <text:p text:style-name="P44">$3-m06</text:p>
              <text:p text:style-name="P44">$3-m07</text:p>
              <text:p text:style-name="P44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14"><text:span text:style-name="T63">±</text:span><text:span text:style-name="T57">20</text:span></text:p>
          </table:table-cell>
          <table:table-cell table:style-name="t3.B3" office:value-type="string">
            <text:p text:style-name="P21">$3-q0</text:p>
          </table:table-cell>
          <table:table-cell table:style-name="t3.I3" office:value-type="string">
            <text:p text:style-name="P34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4">$3-m11</text:p>
              <text:p text:style-name="P44">$3-m12</text:p>
              <text:p text:style-name="P44">$3-m13</text:p>
              <text:p text:style-name="P44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1</text:p>
          </table:table-cell>
          <table:table-cell table:style-name="t3.I3" office:value-type="string">
            <text:p text:style-name="P34">±15</text:p>
          </table:table-cell>
        </table:table-row>
        <table:table-row>
          <table:table-cell table:style-name="t3.A6" office:value-type="string">
            <text:p text:style-name="P20">80<text:span text:style-name="T32">.</text:span>0 mSv/h</text:p>
          </table:table-cell>
          <table:table-cell table:style-name="t3.B6" office:value-type="string">
            <text:p text:style-name="P21">$3-n2</text:p>
          </table:table-cell>
          <table:table-cell table:style-name="t3.B6" office:value-type="string">
            <text:p text:style-name="P21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44">$3-m21</text:p>
              <text:p text:style-name="P44">$3-m22</text:p>
              <text:p text:style-name="P44">$3-m23</text:p>
              <text:p text:style-name="P44">$3-m24</text:p>
            </text:section>
          </table:table-cell>
          <table:table-cell table:style-name="t3.B6" office:value-type="string">
            <text:p text:style-name="P21">$3-av2</text:p>
          </table:table-cell>
          <table:table-cell table:style-name="t3.B6" office:value-type="string">
            <text:p text:style-name="P21">$3-o2</text:p>
          </table:table-cell>
          <table:table-cell table:style-name="t3.B6" office:value-type="string">
            <text:p text:style-name="P14"><text:span text:style-name="T63">±</text:span><text:span text:style-name="T57">19</text:span></text:p>
          </table:table-cell>
          <table:table-cell table:style-name="t3.B6" office:value-type="string">
            <text:p text:style-name="P21">$3-q2</text:p>
          </table:table-cell>
          <table:table-cell table:style-name="t3.I6" office:value-type="string">
            <text:p text:style-name="P34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9"><text:span text:style-name="T19">AT2503B/1 (</text:span><text:span text:style-name="T71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3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3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3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27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28">±5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3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27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4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9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4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41">Background</text:p>
          </table:table-cell>
          <table:table-cell table:style-name="t4.B3" office:value-type="string">
            <text:p text:style-name="P44">—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6">
              <text:p text:style-name="P44">$4-bg0</text:p>
              <text:p text:style-name="P44">$4-bg1</text:p>
              <text:p text:style-name="P44">$4-bg2</text:p>
              <text:p text:style-name="P44">$4-bg3</text:p>
              <text:p text:style-name="P44">$4-bg4</text:p>
              <text:p text:style-name="P44">$4-bg5</text:p>
              <text:p text:style-name="P44">$4-bg6</text:p>
              <text:p text:style-name="P44">$4-bg7</text:p>
              <text:p text:style-name="P40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4">$4-m00</text:p>
              <text:p text:style-name="P44">$4-m01</text:p>
              <text:p text:style-name="P44">$4-m02</text:p>
              <text:p text:style-name="P44">$4-m03</text:p>
              <text:p text:style-name="P44">$4-m04</text:p>
              <text:p text:style-name="P44">$4-m05</text:p>
              <text:p text:style-name="P44">$4-m06</text:p>
              <text:p text:style-name="P44">$4-m07</text:p>
              <text:p text:style-name="P44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14"><text:span text:style-name="T63">±</text:span><text:span text:style-name="T57">20</text:span></text:p>
          </table:table-cell>
          <table:table-cell table:style-name="t4.B3" office:value-type="string">
            <text:p text:style-name="P21">$4-q0</text:p>
          </table:table-cell>
          <table:table-cell table:style-name="t4.I3" office:value-type="string">
            <text:p text:style-name="P34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4">$4-m11</text:p>
              <text:p text:style-name="P44">$4-m12</text:p>
              <text:p text:style-name="P44">$4-m13</text:p>
              <text:p text:style-name="P44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1</text:p>
          </table:table-cell>
          <table:table-cell table:style-name="t4.I3" office:value-type="string">
            <text:p text:style-name="P34">±15</text:p>
          </table:table-cell>
        </table:table-row>
        <table:table-row>
          <table:table-cell table:style-name="t4.A6" office:value-type="string">
            <text:p text:style-name="P20">80<text:span text:style-name="T32">.</text:span>0 mSv/h</text:p>
          </table:table-cell>
          <table:table-cell table:style-name="t4.B6" office:value-type="string">
            <text:p text:style-name="P21">$4-n2</text:p>
          </table:table-cell>
          <table:table-cell table:style-name="t4.B6" office:value-type="string">
            <text:p text:style-name="P21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44">$4-m21</text:p>
              <text:p text:style-name="P44">$4-m22</text:p>
              <text:p text:style-name="P44">$4-m23</text:p>
              <text:p text:style-name="P44">$4-m24</text:p>
            </text:section>
          </table:table-cell>
          <table:table-cell table:style-name="t4.B6" office:value-type="string">
            <text:p text:style-name="P21">$4-av2</text:p>
          </table:table-cell>
          <table:table-cell table:style-name="t4.B6" office:value-type="string">
            <text:p text:style-name="P21">$4-o2</text:p>
          </table:table-cell>
          <table:table-cell table:style-name="t4.B6" office:value-type="string">
            <text:p text:style-name="P14"><text:span text:style-name="T63">±</text:span><text:span text:style-name="T57">19</text:span></text:p>
          </table:table-cell>
          <table:table-cell table:style-name="t4.B6" office:value-type="string">
            <text:p text:style-name="P21">$4-q2</text:p>
          </table:table-cell>
          <table:table-cell table:style-name="t4.I6" office:value-type="string">
            <text:p text:style-name="P34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ext:soft-page-break/>
        <table:table-row>
          <table:table-cell table:style-name="s4.A1" table:number-columns-spanned="10" office:value-type="string">
            <text:p text:style-name="P49"><text:span text:style-name="T19">AT2503B/1 (</text:span><text:span text:style-name="T71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4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4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3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27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28">±5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3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27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4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9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5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41">Background</text:p>
          </table:table-cell>
          <table:table-cell table:style-name="t5.B3" office:value-type="string">
            <text:p text:style-name="P44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4">$5-bg0</text:p>
              <text:p text:style-name="P44">$5-bg1</text:p>
              <text:p text:style-name="P44">$5-bg2</text:p>
              <text:p text:style-name="P44">$5-bg3</text:p>
              <text:p text:style-name="P44">$5-bg4</text:p>
              <text:p text:style-name="P44">$5-bg5</text:p>
              <text:p text:style-name="P44">$5-bg6</text:p>
              <text:p text:style-name="P44">$5-bg7</text:p>
              <text:p text:style-name="P40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4">$5-m00</text:p>
              <text:p text:style-name="P44">$5-m01</text:p>
              <text:p text:style-name="P44">$5-m02</text:p>
              <text:p text:style-name="P44">$5-m03</text:p>
              <text:p text:style-name="P44">$5-m04</text:p>
              <text:p text:style-name="P44">$5-m05</text:p>
              <text:p text:style-name="P44">$5-m06</text:p>
              <text:p text:style-name="P44">$5-m07</text:p>
              <text:p text:style-name="P44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14"><text:span text:style-name="T63">±</text:span><text:span text:style-name="T57">20</text:span></text:p>
          </table:table-cell>
          <table:table-cell table:style-name="t5.B3" office:value-type="string">
            <text:p text:style-name="P21">$5-q0</text:p>
          </table:table-cell>
          <table:table-cell table:style-name="t5.I3" office:value-type="string">
            <text:p text:style-name="P34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4">$5-m11</text:p>
              <text:p text:style-name="P44">$5-m12</text:p>
              <text:p text:style-name="P44">$5-m13</text:p>
              <text:p text:style-name="P44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1</text:p>
          </table:table-cell>
          <table:table-cell table:style-name="t5.I3" office:value-type="string">
            <text:p text:style-name="P34">±15</text:p>
          </table:table-cell>
        </table:table-row>
        <table:table-row>
          <table:table-cell table:style-name="t5.A6" office:value-type="string">
            <text:p text:style-name="P20">80<text:span text:style-name="T32">.</text:span>0 mSv/h</text:p>
          </table:table-cell>
          <table:table-cell table:style-name="t5.B6" office:value-type="string">
            <text:p text:style-name="P21">$5-n2</text:p>
          </table:table-cell>
          <table:table-cell table:style-name="t5.B6" office:value-type="string">
            <text:p text:style-name="P21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44">$5-m21</text:p>
              <text:p text:style-name="P44">$5-m22</text:p>
              <text:p text:style-name="P44">$5-m23</text:p>
              <text:p text:style-name="P44">$5-m24</text:p>
            </text:section>
          </table:table-cell>
          <table:table-cell table:style-name="t5.B6" office:value-type="string">
            <text:p text:style-name="P21">$5-av2</text:p>
          </table:table-cell>
          <table:table-cell table:style-name="t5.B6" office:value-type="string">
            <text:p text:style-name="P21">$5-o2</text:p>
          </table:table-cell>
          <table:table-cell table:style-name="t5.B6" office:value-type="string">
            <text:p text:style-name="P14"><text:span text:style-name="T63">±</text:span><text:span text:style-name="T57">19</text:span></text:p>
          </table:table-cell>
          <table:table-cell table:style-name="t5.B6" office:value-type="string">
            <text:p text:style-name="P21">$5-q2</text:p>
          </table:table-cell>
          <table:table-cell table:style-name="t5.I6" office:value-type="string">
            <text:p text:style-name="P34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9"><text:span text:style-name="T19">AT2503B/1 (</text:span><text:span text:style-name="T71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5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5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3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27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28">±5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3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27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4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9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6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41">Background</text:p>
          </table:table-cell>
          <table:table-cell table:style-name="t6.B3" office:value-type="string">
            <text:p text:style-name="P44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4">$6-bg0</text:p>
              <text:p text:style-name="P44">$6-bg1</text:p>
              <text:p text:style-name="P44">$6-bg2</text:p>
              <text:p text:style-name="P44">$6-bg3</text:p>
              <text:p text:style-name="P44">$6-bg4</text:p>
              <text:p text:style-name="P44">$6-bg5</text:p>
              <text:p text:style-name="P44">$6-bg6</text:p>
              <text:p text:style-name="P44">$6-bg7</text:p>
              <text:p text:style-name="P40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4">$6-m00</text:p>
              <text:p text:style-name="P44">$6-m01</text:p>
              <text:p text:style-name="P44">$6-m02</text:p>
              <text:p text:style-name="P44">$6-m03</text:p>
              <text:p text:style-name="P44">$6-m04</text:p>
              <text:p text:style-name="P44">$6-m05</text:p>
              <text:p text:style-name="P44">$6-m06</text:p>
              <text:p text:style-name="P44">$6-m07</text:p>
              <text:p text:style-name="P44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14"><text:span text:style-name="T63">±</text:span><text:span text:style-name="T57">20</text:span></text:p>
          </table:table-cell>
          <table:table-cell table:style-name="t6.B3" office:value-type="string">
            <text:p text:style-name="P21">$6-q0</text:p>
          </table:table-cell>
          <table:table-cell table:style-name="t6.I3" office:value-type="string">
            <text:p text:style-name="P34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4">$6-m11</text:p>
              <text:p text:style-name="P44">$6-m12</text:p>
              <text:p text:style-name="P44">$6-m13</text:p>
              <text:p text:style-name="P44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1</text:p>
          </table:table-cell>
          <table:table-cell table:style-name="t6.I3" office:value-type="string">
            <text:p text:style-name="P34">±15</text:p>
          </table:table-cell>
        </table:table-row>
        <table:table-row>
          <table:table-cell table:style-name="t6.A6" office:value-type="string">
            <text:p text:style-name="P20">80<text:span text:style-name="T32">.</text:span>0 mSv/h</text:p>
          </table:table-cell>
          <table:table-cell table:style-name="t6.B6" office:value-type="string">
            <text:p text:style-name="P21">$6-n2</text:p>
          </table:table-cell>
          <table:table-cell table:style-name="t6.B6" office:value-type="string">
            <text:p text:style-name="P21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44">$6-m21</text:p>
              <text:p text:style-name="P44">$6-m22</text:p>
              <text:p text:style-name="P44">$6-m23</text:p>
              <text:p text:style-name="P44">$6-m24</text:p>
            </text:section>
          </table:table-cell>
          <table:table-cell table:style-name="t6.B6" office:value-type="string">
            <text:p text:style-name="P21">$6-av2</text:p>
          </table:table-cell>
          <table:table-cell table:style-name="t6.B6" office:value-type="string">
            <text:p text:style-name="P21">$6-o2</text:p>
          </table:table-cell>
          <table:table-cell table:style-name="t6.B6" office:value-type="string">
            <text:p text:style-name="P14"><text:span text:style-name="T63">±</text:span><text:span text:style-name="T57">19</text:span></text:p>
          </table:table-cell>
          <table:table-cell table:style-name="t6.B6" office:value-type="string">
            <text:p text:style-name="P21">$6-q2</text:p>
          </table:table-cell>
          <table:table-cell table:style-name="t6.I6" office:value-type="string">
            <text:p text:style-name="P34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9"><text:span text:style-name="T19">AT2503B/1 (</text:span><text:span text:style-name="T71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6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6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3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27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28">±5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3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27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4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9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7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41">Background</text:p>
          </table:table-cell>
          <table:table-cell table:style-name="t7.B3" office:value-type="string">
            <text:p text:style-name="P44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4">$7-bg0</text:p>
              <text:p text:style-name="P44">$7-bg1</text:p>
              <text:p text:style-name="P44">$7-bg2</text:p>
              <text:p text:style-name="P44">$7-bg3</text:p>
              <text:p text:style-name="P44">$7-bg4</text:p>
              <text:p text:style-name="P44">$7-bg5</text:p>
              <text:p text:style-name="P44">$7-bg6</text:p>
              <text:p text:style-name="P44">$7-bg7</text:p>
              <text:p text:style-name="P40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4">$7-m00</text:p>
              <text:p text:style-name="P44">$7-m01</text:p>
              <text:p text:style-name="P44">$7-m02</text:p>
              <text:p text:style-name="P44">$7-m03</text:p>
              <text:p text:style-name="P44">$7-m04</text:p>
              <text:p text:style-name="P44">$7-m05</text:p>
              <text:p text:style-name="P44">$7-m06</text:p>
              <text:p text:style-name="P44">$7-m07</text:p>
              <text:p text:style-name="P44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14"><text:span text:style-name="T63">±</text:span><text:span text:style-name="T57">20</text:span></text:p>
          </table:table-cell>
          <table:table-cell table:style-name="t7.B3" office:value-type="string">
            <text:p text:style-name="P21">$7-q0</text:p>
          </table:table-cell>
          <table:table-cell table:style-name="t7.I3" office:value-type="string">
            <text:p text:style-name="P34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4">$7-m11</text:p>
              <text:p text:style-name="P44">$7-m12</text:p>
              <text:p text:style-name="P44">$7-m13</text:p>
              <text:p text:style-name="P44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1</text:p>
          </table:table-cell>
          <table:table-cell table:style-name="t7.I3" office:value-type="string">
            <text:p text:style-name="P34">±15</text:p>
          </table:table-cell>
        </table:table-row>
        <table:table-row>
          <table:table-cell table:style-name="t7.A6" office:value-type="string">
            <text:p text:style-name="P20">80<text:span text:style-name="T32">.</text:span>0 mSv/h</text:p>
          </table:table-cell>
          <table:table-cell table:style-name="t7.B6" office:value-type="string">
            <text:p text:style-name="P21">$7-n2</text:p>
          </table:table-cell>
          <table:table-cell table:style-name="t7.B6" office:value-type="string">
            <text:p text:style-name="P21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44">$7-m21</text:p>
              <text:p text:style-name="P44">$7-m22</text:p>
              <text:p text:style-name="P44">$7-m23</text:p>
              <text:p text:style-name="P44">$7-m24</text:p>
            </text:section>
          </table:table-cell>
          <table:table-cell table:style-name="t7.B6" office:value-type="string">
            <text:p text:style-name="P21">$7-av2</text:p>
          </table:table-cell>
          <table:table-cell table:style-name="t7.B6" office:value-type="string">
            <text:p text:style-name="P21">$7-o2</text:p>
          </table:table-cell>
          <table:table-cell table:style-name="t7.B6" office:value-type="string">
            <text:p text:style-name="P14"><text:span text:style-name="T63">±</text:span><text:span text:style-name="T57">19</text:span></text:p>
          </table:table-cell>
          <table:table-cell table:style-name="t7.B6" office:value-type="string">
            <text:p text:style-name="P21">$7-q2</text:p>
          </table:table-cell>
          <table:table-cell table:style-name="t7.I6" office:value-type="string">
            <text:p text:style-name="P34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9"><text:span text:style-name="T19">AT2503B/1 (</text:span><text:span text:style-name="T71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7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7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3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27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28">±5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3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27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4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9"><text:span text:style-name="T2">AT2503B/1 </text:span><text:span text:style-name="T19">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9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8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41">Background</text:p>
          </table:table-cell>
          <table:table-cell table:style-name="t8.B3" office:value-type="string">
            <text:p text:style-name="P44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4">$8-bg0</text:p>
              <text:p text:style-name="P44">$8-bg1</text:p>
              <text:p text:style-name="P44">$8-bg2</text:p>
              <text:p text:style-name="P44">$8-bg3</text:p>
              <text:p text:style-name="P44">$8-bg4</text:p>
              <text:p text:style-name="P44">$8-bg5</text:p>
              <text:p text:style-name="P44">$8-bg6</text:p>
              <text:p text:style-name="P44">$8-bg7</text:p>
              <text:p text:style-name="P40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4">$8-m00</text:p>
              <text:p text:style-name="P44">$8-m01</text:p>
              <text:p text:style-name="P44">$8-m02</text:p>
              <text:p text:style-name="P44">$8-m03</text:p>
              <text:p text:style-name="P44">$8-m04</text:p>
              <text:p text:style-name="P44">$8-m05</text:p>
              <text:p text:style-name="P44">$8-m06</text:p>
              <text:p text:style-name="P44">$8-m07</text:p>
              <text:p text:style-name="P44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14"><text:span text:style-name="T63">±</text:span><text:span text:style-name="T57">20</text:span></text:p>
          </table:table-cell>
          <table:table-cell table:style-name="t8.B3" office:value-type="string">
            <text:p text:style-name="P21">$8-q0</text:p>
          </table:table-cell>
          <table:table-cell table:style-name="t8.I3" office:value-type="string">
            <text:p text:style-name="P34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4">$8-m11</text:p>
              <text:p text:style-name="P44">$8-m12</text:p>
              <text:p text:style-name="P44">$8-m13</text:p>
              <text:p text:style-name="P44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1</text:p>
          </table:table-cell>
          <table:table-cell table:style-name="t8.I3" office:value-type="string">
            <text:p text:style-name="P34">±15</text:p>
          </table:table-cell>
        </table:table-row>
        <table:table-row>
          <table:table-cell table:style-name="t8.A6" office:value-type="string">
            <text:p text:style-name="P20">80<text:span text:style-name="T32">.</text:span>0 mSv/h</text:p>
          </table:table-cell>
          <table:table-cell table:style-name="t8.B6" office:value-type="string">
            <text:p text:style-name="P21">$8-n2</text:p>
          </table:table-cell>
          <table:table-cell table:style-name="t8.B6" office:value-type="string">
            <text:p text:style-name="P21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44">$8-m21</text:p>
              <text:p text:style-name="P44">$8-m22</text:p>
              <text:p text:style-name="P44">$8-m23</text:p>
              <text:p text:style-name="P44">$8-m24</text:p>
            </text:section>
          </table:table-cell>
          <table:table-cell table:style-name="t8.B6" office:value-type="string">
            <text:p text:style-name="P21">$8-av2</text:p>
          </table:table-cell>
          <table:table-cell table:style-name="t8.B6" office:value-type="string">
            <text:p text:style-name="P21">$8-o2</text:p>
          </table:table-cell>
          <table:table-cell table:style-name="t8.B6" office:value-type="string">
            <text:p text:style-name="P14"><text:span text:style-name="T63">±</text:span><text:span text:style-name="T57">19</text:span></text:p>
          </table:table-cell>
          <table:table-cell table:style-name="t8.B6" office:value-type="string">
            <text:p text:style-name="P21">$8-q2</text:p>
          </table:table-cell>
          <table:table-cell table:style-name="t8.I6" office:value-type="string">
            <text:p text:style-name="P34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9"><text:span text:style-name="T19">AT2503B/1 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8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8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3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27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28">±5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3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27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4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9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9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41">Background</text:p>
          </table:table-cell>
          <table:table-cell table:style-name="t9.B3" office:value-type="string">
            <text:p text:style-name="P44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4">$9-bg0</text:p>
              <text:p text:style-name="P44">$9-bg1</text:p>
              <text:p text:style-name="P44">$9-bg2</text:p>
              <text:p text:style-name="P44">$9-bg3</text:p>
              <text:p text:style-name="P44">$9-bg4</text:p>
              <text:p text:style-name="P44">$9-bg5</text:p>
              <text:p text:style-name="P44">$9-bg6</text:p>
              <text:p text:style-name="P44">$9-bg7</text:p>
              <text:p text:style-name="P40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4">$9-m00</text:p>
              <text:p text:style-name="P44">$9-m01</text:p>
              <text:p text:style-name="P44">$9-m02</text:p>
              <text:p text:style-name="P44">$9-m03</text:p>
              <text:p text:style-name="P44">$9-m04</text:p>
              <text:p text:style-name="P44">$9-m05</text:p>
              <text:p text:style-name="P44">$9-m06</text:p>
              <text:p text:style-name="P44">$9-m07</text:p>
              <text:p text:style-name="P44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14"><text:span text:style-name="T63">±</text:span><text:span text:style-name="T57">20</text:span></text:p>
          </table:table-cell>
          <table:table-cell table:style-name="t9.B3" office:value-type="string">
            <text:p text:style-name="P21">$9-q0</text:p>
          </table:table-cell>
          <table:table-cell table:style-name="t9.I3" office:value-type="string">
            <text:p text:style-name="P34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4">$9-m11</text:p>
              <text:p text:style-name="P44">$9-m12</text:p>
              <text:p text:style-name="P44">$9-m13</text:p>
              <text:p text:style-name="P44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1</text:p>
          </table:table-cell>
          <table:table-cell table:style-name="t9.I3" office:value-type="string">
            <text:p text:style-name="P34">±15</text:p>
          </table:table-cell>
        </table:table-row>
        <table:table-row>
          <table:table-cell table:style-name="t9.A6" office:value-type="string">
            <text:p text:style-name="P20">80<text:span text:style-name="T32">.</text:span>0 mSv/h</text:p>
          </table:table-cell>
          <table:table-cell table:style-name="t9.B6" office:value-type="string">
            <text:p text:style-name="P21">$9-n2</text:p>
          </table:table-cell>
          <table:table-cell table:style-name="t9.B6" office:value-type="string">
            <text:p text:style-name="P21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44">$9-m21</text:p>
              <text:p text:style-name="P44">$9-m22</text:p>
              <text:p text:style-name="P44">$9-m23</text:p>
              <text:p text:style-name="P44">$9-m24</text:p>
            </text:section>
          </table:table-cell>
          <table:table-cell table:style-name="t9.B6" office:value-type="string">
            <text:p text:style-name="P21">$9-av2</text:p>
          </table:table-cell>
          <table:table-cell table:style-name="t9.B6" office:value-type="string">
            <text:p text:style-name="P21">$9-o2</text:p>
          </table:table-cell>
          <table:table-cell table:style-name="t9.B6" office:value-type="string">
            <text:p text:style-name="P14"><text:span text:style-name="T63">±</text:span><text:span text:style-name="T57">19</text:span></text:p>
          </table:table-cell>
          <table:table-cell table:style-name="t9.B6" office:value-type="string">
            <text:p text:style-name="P21">$9-q2</text:p>
          </table:table-cell>
          <table:table-cell table:style-name="t9.I6" office:value-type="string">
            <text:p text:style-name="P34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9"><text:span text:style-name="T19">AT2503B/1 (</text:span><text:span text:style-name="T71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9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9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3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27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28">±5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3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27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4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9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0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41">Background</text:p>
          </table:table-cell>
          <table:table-cell table:style-name="t10.B3" office:value-type="string">
            <text:p text:style-name="P44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4">$10-bg0</text:p>
              <text:p text:style-name="P44">$10-bg1</text:p>
              <text:p text:style-name="P44">$10-bg2</text:p>
              <text:p text:style-name="P44">$10-bg3</text:p>
              <text:p text:style-name="P44">$10-bg4</text:p>
              <text:p text:style-name="P44">$10-bg5</text:p>
              <text:p text:style-name="P44">$10-bg6</text:p>
              <text:p text:style-name="P44">$10-bg7</text:p>
              <text:p text:style-name="P40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4">$10-m00</text:p>
              <text:p text:style-name="P44">$10-m01</text:p>
              <text:p text:style-name="P44">$10-m02</text:p>
              <text:p text:style-name="P44">$10-m03</text:p>
              <text:p text:style-name="P44">$10-m04</text:p>
              <text:p text:style-name="P44">$10-m05</text:p>
              <text:p text:style-name="P44">$10-m06</text:p>
              <text:p text:style-name="P44">$10-m07</text:p>
              <text:p text:style-name="P44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14"><text:span text:style-name="T63">±</text:span><text:span text:style-name="T57">20</text:span></text:p>
          </table:table-cell>
          <table:table-cell table:style-name="t10.B3" office:value-type="string">
            <text:p text:style-name="P21">$10-q0</text:p>
          </table:table-cell>
          <table:table-cell table:style-name="t10.I3" office:value-type="string">
            <text:p text:style-name="P34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4">$10-m11</text:p>
              <text:p text:style-name="P44">$10-m12</text:p>
              <text:p text:style-name="P44">$10-m13</text:p>
              <text:p text:style-name="P44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1</text:p>
          </table:table-cell>
          <table:table-cell table:style-name="t10.I3" office:value-type="string">
            <text:p text:style-name="P34">±15</text:p>
          </table:table-cell>
        </table:table-row>
        <table:table-row>
          <table:table-cell table:style-name="t10.A6" office:value-type="string">
            <text:p text:style-name="P20">80<text:span text:style-name="T32">.</text:span>0 mSv/h</text:p>
          </table:table-cell>
          <table:table-cell table:style-name="t10.B6" office:value-type="string">
            <text:p text:style-name="P21">$10-n2</text:p>
          </table:table-cell>
          <table:table-cell table:style-name="t10.B6" office:value-type="string">
            <text:p text:style-name="P21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44">$10-m21</text:p>
              <text:p text:style-name="P44">$10-m22</text:p>
              <text:p text:style-name="P44">$10-m23</text:p>
              <text:p text:style-name="P44">$10-m24</text:p>
            </text:section>
          </table:table-cell>
          <table:table-cell table:style-name="t10.B6" office:value-type="string">
            <text:p text:style-name="P21">$10-av2</text:p>
          </table:table-cell>
          <table:table-cell table:style-name="t10.B6" office:value-type="string">
            <text:p text:style-name="P21">$10-o2</text:p>
          </table:table-cell>
          <table:table-cell table:style-name="t10.B6" office:value-type="string">
            <text:p text:style-name="P14"><text:span text:style-name="T63">±</text:span><text:span text:style-name="T57">19</text:span></text:p>
          </table:table-cell>
          <table:table-cell table:style-name="t10.B6" office:value-type="string">
            <text:p text:style-name="P21">$10-q2</text:p>
          </table:table-cell>
          <table:table-cell table:style-name="t10.I6" office:value-type="string">
            <text:p text:style-name="P34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9"><text:span text:style-name="T19">AT2503B/1 (</text:span><text:span text:style-name="T71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0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0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3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27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28">±5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3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27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4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9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41">Background</text:p>
          </table:table-cell>
          <table:table-cell table:style-name="t11.B3" office:value-type="string">
            <text:p text:style-name="P44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4">$11-bg0</text:p>
              <text:p text:style-name="P44">$11-bg1</text:p>
              <text:p text:style-name="P44">$11-bg2</text:p>
              <text:p text:style-name="P44">$11-bg3</text:p>
              <text:p text:style-name="P44">$11-bg4</text:p>
              <text:p text:style-name="P44">$11-bg5</text:p>
              <text:p text:style-name="P44">$11-bg6</text:p>
              <text:p text:style-name="P44">$11-bg7</text:p>
              <text:p text:style-name="P40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4">$11-m00</text:p>
              <text:p text:style-name="P44">$11-m01</text:p>
              <text:p text:style-name="P44">$11-m02</text:p>
              <text:p text:style-name="P44">$11-m03</text:p>
              <text:p text:style-name="P44">$11-m04</text:p>
              <text:p text:style-name="P44">$11-m05</text:p>
              <text:p text:style-name="P44">$11-m06</text:p>
              <text:p text:style-name="P44">$11-m07</text:p>
              <text:p text:style-name="P44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14"><text:span text:style-name="T63">±</text:span><text:span text:style-name="T57">20</text:span></text:p>
          </table:table-cell>
          <table:table-cell table:style-name="t11.B3" office:value-type="string">
            <text:p text:style-name="P21">$11-q0</text:p>
          </table:table-cell>
          <table:table-cell table:style-name="t11.I3" office:value-type="string">
            <text:p text:style-name="P34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4">$11-m11</text:p>
              <text:p text:style-name="P44">$11-m12</text:p>
              <text:p text:style-name="P44">$11-m13</text:p>
              <text:p text:style-name="P44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1</text:p>
          </table:table-cell>
          <table:table-cell table:style-name="t11.I3" office:value-type="string">
            <text:p text:style-name="P34">±15</text:p>
          </table:table-cell>
        </table:table-row>
        <table:table-row>
          <table:table-cell table:style-name="t11.A6" office:value-type="string">
            <text:p text:style-name="P20">80<text:span text:style-name="T32">.</text:span>0 mSv/h</text:p>
          </table:table-cell>
          <table:table-cell table:style-name="t11.B6" office:value-type="string">
            <text:p text:style-name="P21">$11-n2</text:p>
          </table:table-cell>
          <table:table-cell table:style-name="t11.B6" office:value-type="string">
            <text:p text:style-name="P21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44">$11-m21</text:p>
              <text:p text:style-name="P44">$11-m22</text:p>
              <text:p text:style-name="P44">$11-m23</text:p>
              <text:p text:style-name="P44">$11-m24</text:p>
            </text:section>
          </table:table-cell>
          <table:table-cell table:style-name="t11.B6" office:value-type="string">
            <text:p text:style-name="P21">$11-av2</text:p>
          </table:table-cell>
          <table:table-cell table:style-name="t11.B6" office:value-type="string">
            <text:p text:style-name="P21">$11-o2</text:p>
          </table:table-cell>
          <table:table-cell table:style-name="t11.B6" office:value-type="string">
            <text:p text:style-name="P14"><text:span text:style-name="T63">±</text:span><text:span text:style-name="T57">19</text:span></text:p>
          </table:table-cell>
          <table:table-cell table:style-name="t11.B6" office:value-type="string">
            <text:p text:style-name="P21">$11-q2</text:p>
          </table:table-cell>
          <table:table-cell table:style-name="t11.I6" office:value-type="string">
            <text:p text:style-name="P34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9"><text:span text:style-name="T19">AT2503B/1 (</text:span><text:span text:style-name="T71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1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3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27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28">±5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3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27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4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9"><text:span text:style-name="T2">AT2503B/1 </text:span><text:span text:style-name="T19">(</text:span><text:span text:style-name="T71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9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2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41">Background</text:p>
          </table:table-cell>
          <table:table-cell table:style-name="t12.B3" office:value-type="string">
            <text:p text:style-name="P44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4">$12-bg0</text:p>
              <text:p text:style-name="P44">$12-bg1</text:p>
              <text:p text:style-name="P44">$12-bg2</text:p>
              <text:p text:style-name="P44">$12-bg3</text:p>
              <text:p text:style-name="P44">$12-bg4</text:p>
              <text:p text:style-name="P44">$12-bg5</text:p>
              <text:p text:style-name="P44">$12-bg6</text:p>
              <text:p text:style-name="P44">$12-bg7</text:p>
              <text:p text:style-name="P40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4">$12-m00</text:p>
              <text:p text:style-name="P44">$12-m01</text:p>
              <text:p text:style-name="P44">$12-m02</text:p>
              <text:p text:style-name="P44">$12-m03</text:p>
              <text:p text:style-name="P44">$12-m04</text:p>
              <text:p text:style-name="P44">$12-m05</text:p>
              <text:p text:style-name="P44">$12-m06</text:p>
              <text:p text:style-name="P44">$12-m07</text:p>
              <text:p text:style-name="P44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14"><text:span text:style-name="T63">±</text:span><text:span text:style-name="T57">20</text:span></text:p>
          </table:table-cell>
          <table:table-cell table:style-name="t12.B3" office:value-type="string">
            <text:p text:style-name="P21">$12-q0</text:p>
          </table:table-cell>
          <table:table-cell table:style-name="t12.I3" office:value-type="string">
            <text:p text:style-name="P34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4">$12-m11</text:p>
              <text:p text:style-name="P44">$12-m12</text:p>
              <text:p text:style-name="P44">$12-m13</text:p>
              <text:p text:style-name="P44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1</text:p>
          </table:table-cell>
          <table:table-cell table:style-name="t12.I3" office:value-type="string">
            <text:p text:style-name="P34">±15</text:p>
          </table:table-cell>
        </table:table-row>
        <table:table-row>
          <table:table-cell table:style-name="t12.A6" office:value-type="string">
            <text:p text:style-name="P20">80<text:span text:style-name="T32">.</text:span>0 mSv/h</text:p>
          </table:table-cell>
          <table:table-cell table:style-name="t12.B6" office:value-type="string">
            <text:p text:style-name="P21">$12-n2</text:p>
          </table:table-cell>
          <table:table-cell table:style-name="t12.B6" office:value-type="string">
            <text:p text:style-name="P21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44">$12-m21</text:p>
              <text:p text:style-name="P44">$12-m22</text:p>
              <text:p text:style-name="P44">$12-m23</text:p>
              <text:p text:style-name="P44">$12-m24</text:p>
            </text:section>
          </table:table-cell>
          <table:table-cell table:style-name="t12.B6" office:value-type="string">
            <text:p text:style-name="P21">$12-av2</text:p>
          </table:table-cell>
          <table:table-cell table:style-name="t12.B6" office:value-type="string">
            <text:p text:style-name="P21">$12-o2</text:p>
          </table:table-cell>
          <table:table-cell table:style-name="t12.B6" office:value-type="string">
            <text:p text:style-name="P14"><text:span text:style-name="T63">±</text:span><text:span text:style-name="T57">19</text:span></text:p>
          </table:table-cell>
          <table:table-cell table:style-name="t12.B6" office:value-type="string">
            <text:p text:style-name="P21">$12-q2</text:p>
          </table:table-cell>
          <table:table-cell table:style-name="t12.I6" office:value-type="string">
            <text:p text:style-name="P34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9"><text:span text:style-name="T19">AT2503B/1 (</text:span><text:span text:style-name="T71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2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3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27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28">±5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3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27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4">±</text:span>5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0T13:53:44.29</dc:date>
    <meta:editing-duration>P3DT15H40M2S</meta:editing-duration>
    <meta:editing-cycles>452</meta:editing-cycles>
    <meta:generator>OpenOffice/4.1.6$Win32 OpenOffice.org_project/416m1$Build-9790</meta:generator>
    <meta:document-statistic meta:table-count="25" meta:image-count="1" meta:object-count="0" meta:page-count="6" meta:paragraph-count="1435" meta:word-count="2404" meta:character-count="14850"/>
  </office:meta>
</office:document-meta>
</file>